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cliptic seasons</text:p>
          </table:table-cell>
          <table:table-cell office:value-type="string">
            <text:p>food tier 1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armer's delight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croptopia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rats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manor's bounty</text:p>
          </table:table-cell>
          <table:table-cell office:value-type="string">
            <text:p>food tier 1</text:p>
          </table:table-cell>
          <table:table-cell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1">01/11/2026</text:date>, <text:time>01:4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1T01:42:56.82</dc:date>
    <meta:generator>OpenOffice/4.1.16$Win32 OpenOffice.org_project/4116m3$Build-9816</meta:generator>
    <meta:editing-duration>P2DT23H2M39S</meta:editing-duration>
    <meta:editing-cycles>523</meta:editing-cycles>
    <meta:document-statistic meta:table-count="16" meta:cell-count="2540" meta:object-count="0"/>
  </office:meta>
</office:document-meta>
</file>